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39pt solid #000000" fo:border-right="none" fo:border-top="1.39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1.39pt solid #000000" fo:border-right="1.39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1.39pt solid #000000" style:text-align-source="fix" style:repeat-content="false" fo:border-left="1.39pt solid #000000" fo:border-right="1.39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1.39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1.3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1.39pt solid #000000" style:text-align-source="fix" style:repeat-content="false" fo:border-left="none" fo:border-right="none" fo:border-top="1.39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1.39pt solid #000000" style:text-align-source="fix" style:repeat-content="false" fo:border-left="1.39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1.39pt solid #000000" style:text-align-source="fix" style:repeat-content="false" fo:border-left="none" fo:border-right="1.39pt solid #000000" fo:border-top="1.3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1.39pt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1.39pt solid #000000" style:text-align-source="fix" style:repeat-content="false" fo:border-left="none" fo:border-right="1.39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1.39pt solid #000000" fo:border-right="1.39pt solid #000000" fo:border-top="1.39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39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1.39pt solid #000000" fo:border-top="1.39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1.39pt solid #000000" style:text-align-source="fix" style:repeat-content="false" fo:border-left="1.39pt solid #000000" fo:border-right="none" fo:border-top="1.39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7" table:style-name="ce7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4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3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5" table:style-name="ce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jit N</meta:initial-creator>
    <meta:creation-date>2024-05-02T09:25:11.449000000</meta:creation-date>
    <dc:date>2024-05-05T11:32:55.032000000</dc:date>
    <dc:creator>Ajit N</dc:creator>
    <meta:editing-duration>PT14H9M18S</meta:editing-duration>
    <meta:editing-cycles>3</meta:editing-cycles>
    <meta:generator>LibreOffice/7.3.6.2$Windows_X86_64 LibreOffice_project/c28ca90fd6e1a19e189fc16c05f8f8924961e12e</meta:generator>
    <meta:document-statistic meta:table-count="1" meta:cell-count="121" meta:object-count="0"/>
  </office:meta>
</office:document-meta>
</file>